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it" fo:country="IT" officeooo:rsid="0001339f" officeooo:paragraph-rsid="0001339f" style:font-size-asian="14pt" style:font-size-complex="14pt"/>
    </style:style>
    <style:style style:name="P2" style:family="paragraph" style:parent-style-name="Standard">
      <style:paragraph-properties fo:line-height="150%"/>
      <style:text-properties fo:font-size="14pt" fo:language="it" fo:country="IT" officeooo:rsid="0001339f" officeooo:paragraph-rsid="0001339f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fo:language="it" fo:country="IT" officeooo:paragraph-rsid="0001339f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fo:language="it" fo:country="IT" officeooo:rsid="000489cd" officeooo:paragraph-rsid="000489cd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fo:language="it" fo:country="IT" fo:font-style="italic" fo:font-weight="bold" officeooo:rsid="0001339f" officeooo:paragraph-rsid="0001339f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line-height="150%"/>
      <style:text-properties fo:font-size="14pt" fo:language="it" fo:country="IT" fo:font-style="italic" fo:font-weight="bold" officeooo:rsid="000489cd" officeooo:paragraph-rsid="000489c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language="it" fo:country="IT" style:text-underline-style="solid" style:text-underline-width="auto" style:text-underline-color="font-color" fo:font-weight="bold" officeooo:rsid="0001339f" officeooo:paragraph-rsid="0001339f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150%"/>
      <style:text-properties fo:language="it" fo:country="IT" officeooo:rsid="0001339f" officeooo:paragraph-rsid="0001339f"/>
    </style:style>
    <style:style style:name="P9" style:family="paragraph" style:parent-style-name="Standard">
      <style:paragraph-properties fo:line-height="150%" fo:text-align="end" style:justify-single-word="false"/>
      <style:text-properties fo:language="it" fo:country="IT" fo:font-style="italic" fo:font-weight="bold" officeooo:rsid="0004a9e9" officeooo:paragraph-rsid="0004a9e9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line-height="150%" fo:text-align="end" style:justify-single-word="false"/>
      <style:text-properties fo:language="it" fo:country="IT" fo:font-style="italic" fo:font-weight="normal" officeooo:rsid="0004a9e9" officeooo:paragraph-rsid="0004a9e9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line-height="150%" fo:text-align="end" style:justify-single-word="false"/>
      <style:text-properties fo:language="it" fo:country="IT" fo:font-style="italic" fo:font-weight="normal" officeooo:rsid="0007c9d0" officeooo:paragraph-rsid="0007c9d0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line-height="150%"/>
      <style:text-properties officeooo:paragraph-rsid="00032ec7"/>
    </style:style>
    <style:style style:name="P13" style:family="paragraph" style:parent-style-name="Standard">
      <style:paragraph-properties fo:line-height="150%"/>
      <style:text-properties officeooo:rsid="0009d9ba" officeooo:paragraph-rsid="0009d9ba"/>
    </style:style>
    <style:style style:name="P14" style:family="paragraph" style:parent-style-name="Standard">
      <style:paragraph-properties fo:line-height="150%"/>
      <style:text-properties fo:font-size="14pt" fo:language="it" fo:country="IT" officeooo:rsid="0001339f" officeooo:paragraph-rsid="0001339f" style:font-size-asian="14pt" style:font-size-complex="14pt"/>
    </style:style>
    <style:style style:name="P15" style:family="paragraph" style:parent-style-name="Standard">
      <style:paragraph-properties fo:line-height="150%"/>
      <style:text-properties fo:font-size="14pt" fo:language="it" fo:country="IT" officeooo:paragraph-rsid="00032ec7" style:font-size-asian="14pt" style:font-size-complex="14pt"/>
    </style:style>
    <style:style style:name="P16" style:family="paragraph" style:parent-style-name="Standard">
      <style:paragraph-properties fo:line-height="150%"/>
      <style:text-properties fo:font-size="14pt" fo:language="it" fo:country="IT" officeooo:rsid="00032ec7" officeooo:paragraph-rsid="00032ec7" style:font-size-asian="14pt" style:font-size-complex="14pt"/>
    </style:style>
    <style:style style:name="P17" style:family="paragraph" style:parent-style-name="Standard">
      <style:paragraph-properties fo:line-height="150%"/>
      <style:text-properties fo:font-size="14pt" fo:language="it" fo:country="IT" fo:font-style="italic" fo:font-weight="bold" officeooo:rsid="000b772e" officeooo:paragraph-rsid="000b772e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paragraph-properties fo:line-height="150%"/>
      <style:text-properties officeooo:paragraph-rsid="00032ec7"/>
    </style:style>
    <style:style style:name="T1" style:family="text">
      <style:text-properties fo:font-size="14pt" fo:language="it" fo:country="IT" style:font-size-asian="14pt" style:font-size-complex="14pt"/>
    </style:style>
    <style:style style:name="T2" style:family="text">
      <style:text-properties fo:font-size="14pt" fo:language="it" fo:country="IT" officeooo:rsid="00032ec7" style:font-size-asian="14pt" style:font-size-complex="14pt"/>
    </style:style>
    <style:style style:name="T3" style:family="text">
      <style:text-properties fo:font-size="14pt" fo:language="it" fo:country="IT" officeooo:rsid="000650fe" style:font-size-asian="14pt" style:font-size-complex="14pt"/>
    </style:style>
    <style:style style:name="T4" style:family="text">
      <style:text-properties fo:font-size="14pt" fo:language="it" fo:country="IT" fo:font-style="italic" fo:font-weight="bold" officeooo:rsid="0009e689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language="it" fo:country="IT" fo:font-style="italic" fo:font-weight="bold" officeooo:rsid="00032ec7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officeooo:rsid="0009d9ba"/>
    </style:style>
    <style:style style:name="T7" style:family="text">
      <style:text-properties officeooo:rsid="0009e6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EVENTIVO TAGLIO LEGNA</text:p>
      <text:p text:style-name="P1"/>
      <text:p text:style-name="P1"/>
      <text:p text:style-name="P1"/>
      <text:p text:style-name="P5">LAMELLARE ABETE <text:span text:style-name="T6">(spessori vari)</text:span></text:p>
      <text:p text:style-name="P2">1 TAVOLA 150 x 44 x 4 cm</text:p>
      <text:p text:style-name="P2">1 TAVOLA 150 x 44 x 2,7 cm</text:p>
      <text:p text:style-name="P2">1 TAVOLA 100 x 44 x 4 cm</text:p>
      <text:p text:style-name="P2">1 TAVOLA 100 x 44 x 2,7 cm</text:p>
      <text:p text:style-name="P2">7 TAVOLE 73 x 40 x 2,7 cm</text:p>
      <text:p text:style-name="P3"/>
      <text:p text:style-name="P3"/>
      <text:p text:style-name="P12"><text:span text:style-name="T4">MDF</text:span><text:span text:style-name="T5"> </text:span><text:span text:style-name="T4">3</text:span><text:span text:style-name="T5">mm</text:span></text:p>
      <text:p text:style-name="P12"><text:span text:style-name="T2">1 PANNELLO </text:span><text:span text:style-name="T3">150</text:span><text:span text:style-name="T2"> x 75,</text:span><text:span text:style-name="T3">5</text:span><text:span text:style-name="T2"> cm</text:span></text:p>
      <text:p text:style-name="P13"><text:span text:style-name="T2">1 </text:span><text:span text:style-name="T1">PANNELLO 100 x 75,5 cm</text:span></text:p>
      <text:p text:style-name="P16"/>
      <text:p text:style-name="P16"/>
      <text:p text:style-name="P17">Spedizione a Torino</text:p>
      <text:p text:style-name="P15"/>
      <text:p text:style-name="P8"/>
      <text:p text:style-name="P8"/>
      <text:p text:style-name="P8"/>
      <text:p text:style-name="P8"/>
      <text:p text:style-name="P8"/>
      <text:p text:style-name="P8"/>
      <text:p text:style-name="P9">Contatto:</text:p>
      <text:p text:style-name="P10">Armando Gaeta</text:p>
      <text:p text:style-name="P10">cell. 340 474 5626</text:p>
      <text:p text:style-name="P11">email ar_gaeta@yahoo.i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4-02T12:54:51.925000000</dc:date>
    <dc:creator>Armando Riccardo Gaeta</dc:creator>
    <meta:editing-duration>PT1H14M13S</meta:editing-duration>
    <meta:editing-cycles>12</meta:editing-cycles>
    <meta:document-statistic meta:table-count="0" meta:image-count="0" meta:object-count="0" meta:page-count="1" meta:paragraph-count="15" meta:word-count="73" meta:character-count="316" meta:non-whitespace-character-count="258"/>
  </office:meta>
</office:document-meta>
</file>